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9564d" officeooo:paragraph-rsid="001fd2e8"/>
    </style:style>
    <style:style style:name="P6" style:family="paragraph" style:parent-style-name="Standard">
      <style:text-properties style:font-name="Linux Libertine O" officeooo:rsid="00317015" officeooo:paragraph-rsid="00317015"/>
    </style:style>
    <style:style style:name="P7" style:family="paragraph" style:parent-style-name="Standard">
      <style:text-properties style:font-name="Linux Libertine O" officeooo:paragraph-rsid="0030dbcb"/>
    </style:style>
    <style:style style:name="P8" style:family="paragraph" style:parent-style-name="Standard">
      <style:text-properties style:font-name="Linux Libertine O" officeooo:rsid="002e589e" officeooo:paragraph-rsid="002e589e"/>
    </style:style>
    <style:style style:name="P9" style:family="paragraph" style:parent-style-name="Standard">
      <style:text-properties style:font-name="Linux Libertine O" officeooo:rsid="002e589e" officeooo:paragraph-rsid="0035668c"/>
    </style:style>
    <style:style style:name="P10" style:family="paragraph" style:parent-style-name="Standard">
      <style:text-properties style:font-name="Linux Libertine O" officeooo:rsid="002e589e" officeooo:paragraph-rsid="0036a72f"/>
    </style:style>
    <style:style style:name="P11" style:family="paragraph" style:parent-style-name="Standard">
      <style:text-properties style:font-name="Linux Libertine O" officeooo:rsid="0035668c" officeooo:paragraph-rsid="0035668c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30dbcb"/>
    </style:style>
    <style:style style:name="T10" style:family="text">
      <style:text-properties officeooo:rsid="002e589e"/>
    </style:style>
    <style:style style:name="T11" style:family="text">
      <style:text-properties officeooo:rsid="0035668c"/>
    </style:style>
    <style:style style:name="T12" style:family="text">
      <style:text-properties officeooo:rsid="0036a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Scones</text:span><text:span text:style-name="T4"> (</text:span><text:span text:style-name="T6">4</text:span><text:span text:style-name="T4"> </text:span><text:span text:style-name="T7">scones</text:span><text:span text:style-name="T4">; </text:span><text:span text:style-name="T7">25</text:span><text:span text:style-name="T5"> min</text:span><text:span text:style-name="T4">)</text:span></text:h>
      <text:p text:style-name="P7"/>
      <text:p text:style-name="Heading"><text:span text:style-name="T1">For the </text:span><text:span text:style-name="T3">preparation</text:span></text:p>
      <text:p text:style-name="P3"><text:span text:style-name="T11">145</text:span>g <text:span text:style-name="T11">plain</text:span> flour</text:p>
      <text:p text:style-name="P11">30g wholewheat flour</text:p>
      <text:p text:style-name="P9">2 pinches of salt</text:p>
      <text:p text:style-name="P9"/>
      <text:p text:style-name="P11">1 <text:span text:style-name="T10">tsp baking powder</text:span></text:p>
      <text:p text:style-name="P3"><text:span text:style-name="T11">¼ tsp bicarbonate of soda</text:span></text:p>
      <text:p text:style-name="P3"/>
      <text:p text:style-name="P3"><text:span text:style-name="T11">25g</text:span> caster sugar</text:p>
      <text:p text:style-name="P3"><text:span text:style-name="T11">(</text:span>40g sultanas + 2 flat tsp cinnamon <text:span text:style-name="T11">[needs testing!]</text:span>)</text:p>
      <text:p text:style-name="P3"/>
      <text:p text:style-name="P11">85ml milk + ½ tsp (unconcentrated) lemon juice OR 90ml buttermilk</text:p>
      <text:p text:style-name="P11">½ tsp vanilla extract</text:p>
      <text:p text:style-name="P3"/>
      <text:p text:style-name="P3"><text:span text:style-name="T11">40</text:span>g butter <text:span text:style-name="T11">or spreadable butter in small pieces</text:span></text:p>
      <text:p text:style-name="P3"/>
      <text:p text:style-name="P11"/>
      <text:p text:style-name="P3"><text:span text:style-name="T9">W</text:span>arm the milk slightly in the microwave (<text:span text:style-name="T9">about </text:span>10 sec) <text:span text:style-name="T9">and </text:span>add <text:span text:style-name="T9">the </text:span>vanilla extract &amp; lemon.</text:p>
      <text:p text:style-name="P9"><text:span text:style-name="T9">Mix together the </text:span><text:span text:style-name="T11">dry ingredients, except the sultanas</text:span>.</text:p>
      <text:p text:style-name="P9"/>
      <text:p text:style-name="P9"><text:span text:style-name="T9">Turn a</text:span> fan oven to 2<text:span text:style-name="T11">1</text:span>0<text:span text:style-name="T9">C and pop the </text:span><text:span text:style-name="T11">baking</text:span> tray <text:span text:style-name="T9">in to heat </text:span><text:span text:style-name="T12">(grease it beforehand if you’re not using baking paper).</text:span></text:p>
      <text:p text:style-name="P9"/>
      <text:p text:style-name="P9"><text:span text:style-name="T9">Rub </text:span>the <text:span text:style-name="T11">butter</text:span> <text:span text:style-name="T11">into the flour mix</text:span>, <text:span text:style-name="T9">then </text:span><text:span text:style-name="T11">add the sultanas</text:span><text:span text:style-name="T9"> if using </text:span><text:span text:style-name="T11">them</text:span><text:span text:style-name="T9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3"><text:span text:style-name="T11">sprinkle of</text:span> flour</text:p>
      <text:p text:style-name="P1"/>
      <text:p text:style-name="P5"/>
      <text:p text:style-name="P3"><text:span text:style-name="T9">M</text:span>ake a <text:span text:style-name="T11">couple of furrows</text:span> in the dry mix, and pour in <text:span text:style-name="T9">the milk</text:span>. <text:span text:style-name="T11">Fold the liquid in gently to make a dough. Collect the </text:span><text:span text:style-name="T12">dough and </text:span><text:span text:style-name="T11">crumbs and even out the wetness with </text:span><text:span text:style-name="T12">a few more folds.</text:span></text:p>
      <text:p text:style-name="P3"/>
      <text:p text:style-name="P10"><text:span text:style-name="T9">F</text:span>lour <text:span text:style-name="T9">the</text:span> worktop <text:span text:style-name="T12">and</text:span> <text:span text:style-name="T12">flatten the dough onto</text:span> <text:span text:style-name="T12">it in a lump about an inch </text:span>thick.</text:p>
      <text:p text:style-name="P10"><text:span text:style-name="T12">Trim the edges with a sharp knife</text:span> and cut into <text:span text:style-name="T12">quarters</text:span>. <text:span text:style-name="T9">R</text:span>eshape <text:span text:style-name="T9">the</text:span> scraps into a <text:span text:style-name="T12">bonus</text:span> lump :<text:span text:style-name="T12">)</text:span></text:p>
      <text:p text:style-name="P3"/>
      <text:p text:style-name="P6"><text:span text:style-name="T12">P</text:span>lace on the baking tray <text:span text:style-name="T12">(with baking paper if using it)</text:span>. P<text:span text:style-name="T10">ut </text:span>them <text:span text:style-name="T10">in the oven, </text:span>t<text:span text:style-name="T10">urn </text:span>it<text:span text:style-name="T10"> down to </text:span><text:span text:style-name="T12">19</text:span><text:span text:style-name="T10">0</text:span>C<text:span text:style-name="T10"> and cook for </text:span><text:span text:style-name="T12">12-15</text:span><text:span text:style-name="T10"> mi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5-28T22:39:01.747072101</dc:date>
    <meta:editing-duration>PT55M24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29" meta:character-count="1187" meta:non-whitespace-character-count="980"/>
  </office:meta>
</office:document-meta>
</file>